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Utils.getDefaultControlBinding( Class controlInt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trolUtils.resolveDefaultBinding( String implBinding , String control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trolUtils.ControlUt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trolUtils.getMostDerivedInterface( Class controlIntf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